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cm" svg:height="29.7cm" svg:x="20.3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6cm" svg:height="0.5cm" svg:x="1cm" svg:y="1cm">
          <text:p text:style-name="P2"><text:span text:style-name="T1">Produc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6cm" svg:height="3.792cm" svg:x="1cm" svg:y="1.448cm">
          <text:p text:style-name="P1"><text:span text:style-name="T1">Id : int</text:span></text:p>
          <text:p text:style-name="P1"><text:span text:style-name="T1">Description : String</text:span></text:p>
          <text:p text:style-name="P1"><text:span text:style-name="T1">Name : String</text:span></text:p>
          <text:p text:style-name="P1"><text:span text:style-name="T1">Category : String</text:span></text:p>
          <text:p text:style-name="P1"><text:span text:style-name="T1">Image : String</text:span></text:p>
          <text:p text:style-name="P1"><text:span text:style-name="T1">Price : float</text:span></text:p>
          <text:p text:style-name="P1"><text:span text:style-name="T1">Threshold : int</text:span></text:p>
          <text:p text:style-name="P1"><text:span text:style-name="T1">Rating : Floa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6cm" svg:height="4.26cm" svg:x="1cm" svg:y="5.24cm">
          <text:p text:style-name="P1"><text:span text:style-name="T1">(val = id,name,...) +GetVal()</text:span></text:p>
          <text:p text:style-name="P1"><text:span text:style-name="T1">+SetRating(newRating)</text:span></text:p>
          <text:p text:style-name="P1"><text:span text:style-name="T1">-LoadData()</text:span></text:p>
          <text:p text:style-name="P1"><text:span text:style-name="T1">+Create(name,description,rating,picture)</text:span></text:p>
          <text:p text:style-name="P1"><text:span text:style-name="T1">+GetProducts()</text:span></text:p>
          <text:p text:style-name="P1"><text:span text:style-name="T1">+SearchProducts(searchQuery)</text:span></text:p>
          <text:p text:style-name="P1"><text:span text:style-name="T1">+GetProducts(selection,selectionArgs)</text:span></text:p>
          <text:p text:style-name="P1"><text:span text:style-name="T1">+get(productId)</text:span></text:p>
          <text:p text:style-name="P1"><text:span text:style-name="T1">+ReverseOrder(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4cm" svg:height="0.5cm" svg:x="11.9cm" svg:y="1cm">
          <text:p text:style-name="P2">Us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4cm" svg:height="4.8cm" svg:x="11.9cm" svg:y="1.5cm">
          <text:p text:style-name="P2">Id:int</text:p>
          <text:p text:style-name="P2">Login : String</text:p>
          <text:p text:style-name="P2">Password : String</text:p>
          <text:p text:style-name="P2">Type : int</text:p>
          <text:p text:style-name="P2">Name : String</text:p>
          <text:p text:style-name="P2">Language : String</text:p>
          <text:p text:style-name="P2">Email : String</text:p>
          <text:p text:style-name="P2">Sex : String</text:p>
          <text:p text:style-name="P2">Gsm : String</text:p>
          <text:p text:style-name="P2">Adress : String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4cm" svg:height="3.9cm" svg:x="11.9cm" svg:y="6.3cm">
          <text:p text:style-name="P2">(val = id, login,...) +GetVal()</text:p>
          <text:p text:style-name="P2">+SetVal()</text:p>
          <text:p text:style-name="P2">+Login()</text:p>
          <text:p text:style-name="P2">+ToString()</text:p>
          <text:p text:style-name="P2">+GetConnectedUser()</text:p>
          <text:p text:style-name="P2">+PasswordMatch(login,password)</text:p>
          <text:p text:style-name="P2">+Logout()</text:p>
          <text:p text:style-name="P2">+Add(newUser)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cm" svg:height="0.42cm" svg:x="1cm" svg:y="10cm">
          <text:p text:style-name="P2">Accoun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cm" svg:height="0.303cm" svg:x="1cm" svg:y="10.3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cm" svg:height="0.6cm" svg:x="1cm" svg:y="10.7cm">
          <text:p text:style-name="P2">#OnCreate()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cm" svg:height="0.42cm" svg:x="3.8cm" svg:y="10cm">
          <text:p text:style-name="P2">AddWait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cm" svg:height="0.303cm" svg:x="3.8cm" svg:y="10.3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cm" svg:height="0.6cm" svg:x="3.8cm" svg:y="10.7cm">
          <text:p text:style-name="P2">#OnCreate()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cm" svg:height="0.42cm" svg:x="6.5cm" svg:y="10cm">
          <text:p text:style-name="P2">Ord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cm" svg:height="0.303cm" svg:x="6.5cm" svg:y="10.3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cm" svg:height="0.6cm" svg:x="6.5cm" svg:y="10.7cm">
          <text:p text:style-name="P2">#OnCreate()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cm" svg:height="0.42cm" svg:x="9.4cm" svg:y="10cm">
          <text:p text:style-name="P2">Stock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cm" svg:height="0.303cm" svg:x="9.4cm" svg:y="10.3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cm" svg:height="0.6cm" svg:x="9.4cm" svg:y="10.7cm">
          <text:p text:style-name="P2">#OnCreate()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0.52cm" svg:x="2.2cm" svg:y="11.7cm">
          <text:p text:style-name="P2">Logi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0.303cm" svg:x="2.2cm" svg:y="12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2.4cm" svg:x="2.2cm" svg:y="12.5cm">
          <text:p text:style-name="P2">#OnCreate()</text:p>
          <text:p text:style-name="P2">#OnResume()</text:p>
          <text:p text:style-name="P2">+Login()</text:p>
          <text:p text:style-name="P2">+Register()</text:p>
          <text:p text:style-name="P2">+OnEditorAction()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7cm" svg:height="0.52cm" svg:x="6.7cm" svg:y="11.7cm">
          <text:p text:style-name="P2">Mai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7cm" svg:height="0.303cm" svg:x="6.7cm" svg:y="12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7cm" svg:height="4.3cm" svg:x="6.7cm" svg:y="12.5cm">
          <text:p text:style-name="P2">#OnCreate()</text:p>
          <text:p text:style-name="P2">+ShowMenu()</text:p>
          <text:p text:style-name="P2">+Order()</text:p>
          <text:p text:style-name="P2">+Account()</text:p>
          <text:p text:style-name="P2">+ShowStock()</text:p>
          <text:p text:style-name="P2">+Add()</text:p>
          <text:p text:style-name="P2">+ShowStat()</text:p>
          <text:p text:style-name="P2">+Logout()</text:p>
          <text:p text:style-name="P2">+OnBackPressed()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2cm" svg:height="0.52cm" svg:x="11.2cm" svg:y="11.7cm">
          <text:p text:style-name="P2">Menu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2cm" svg:height="0.303cm" svg:x="11.2cm" svg:y="12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2cm" svg:height="3.3cm" svg:x="11.2cm" svg:y="12.5cm">
          <text:p text:style-name="P2">#OnCreate()</text:p>
          <text:p text:style-name="P2">+Search()</text:p>
          <text:p text:style-name="P2">+LoadProducts()</text:p>
          <text:p text:style-name="P2">+OnResume()</text:p>
          <text:p text:style-name="P2">+OnItemClick(parent,position,id)</text:p>
          <text:p text:style-name="P2">+Change_order()</text:p>
          <text:p text:style-name="P2">+UpdateDrawableOrder()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cm" svg:height="0.42cm" svg:x="9cm" svg:y="8.3cm">
          <text:p text:style-name="P2">Sta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cm" svg:height="0.303cm" svg:x="9cm" svg:y="8.6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cm" svg:height="0.6cm" svg:x="9cm" svg:y="9cm">
          <text:p text:style-name="P2">#OnCreate()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cm" svg:height="0.52cm" svg:x="1cm" svg:y="15.3cm">
          <text:p text:style-name="P2">Detai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.8cm" svg:height="0.5cm" svg:x="1cm" svg:y="15.8cm">
          <text:p text:style-name="P2">CurrentProduct : Produc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cm" svg:height="0.9cm" svg:x="1cm" svg:y="16.3cm">
          <text:p text:style-name="P2">#OnCreate()</text:p>
          <text:p text:style-name="P2">+OnRating(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.3cm" svg:height="0.52cm" svg:x="1.6cm" svg:y="17.9cm">
          <text:p text:style-name="P2">Regist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3cm" svg:height="0.5cm" svg:x="1.6cm" svg:y="18.4cm">
          <text:p text:style-name="P2">Sex_Spinner : Spinn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3cm" svg:height="1.4cm" svg:x="1.6cm" svg:y="18.9cm">
          <text:p text:style-name="P2">#OnCreate()</text:p>
          <text:p text:style-name="P2">#OnResume()</text:p>
          <text:p text:style-name="P2">+CreateUser()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1cm" svg:height="0.52cm" svg:x="6.9cm" svg:y="17.6cm">
          <text:p text:style-name="P2">Search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1cm" svg:height="0.303cm" svg:x="6.9cm" svg:y="18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1cm" svg:height="1.4cm" svg:x="6.9cm" svg:y="18.4cm">
          <text:p text:style-name="P2">#OnCreate()</text:p>
          <text:p text:style-name="P2">#OnQuerySubmit(Query)</text:p>
          <text:p text:style-name="P2">+OnQuertTextChange(newText)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B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5-14T14:58:01</meta:creation-date>
    <dc:date>2015-05-14T19:09:28</dc:date>
    <meta:editing-duration>PT56M1S</meta:editing-duration>
    <meta:editing-cycles>10</meta:editing-cycles>
    <meta:generator>LibreOffice/3.5$Linux_X86_64 LibreOffice_project/350m1$Build-2</meta:generator>
    <meta:document-statistic meta:object-count="40"/>
  </office:meta>
</office:document-meta>
</file>